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lasse LayoutElemen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17T12:17:03.24</meta:creation-date>
    <meta:generator>BrOffice.org/3.1$Win32 OpenOffice.org_project/310m19$Build-9420</meta:generator>
    <meta:document-statistic meta:table-count="0" meta:image-count="0" meta:object-count="0" meta:page-count="1" meta:paragraph-count="1" meta:word-count="2" meta:character-count="21"/>
    <dc:date>2010-04-17T12:19:53.76</dc:date>
    <meta:editing-duration>PT00H02M55S</meta:editing-duration>
    <meta:editing-cycles>1</meta:editing-cycles>
  </office:meta>
</office:document-meta>
</file>